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JERCICIO 1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MATRIZ DE ESTADO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 2</text:p>
          </table:table-cell>
          <table:table-cell office:value-type="string" calcext:value-type="string">
            <text:p>Comp 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mp 1</text:p>
          </table:table-cell>
          <table:table-cell table:style-name="ce2" office:value-type="float" office:value="0.25" calcext:value-type="float">
            <text:p>0,25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mp 2</text:p>
          </table:table-cell>
          <table:table-cell office:value-type="float" office:value="0.25" calcext:value-type="float">
            <text:p>0,25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mp 3</text:p>
          </table:table-cell>
          <table:table-cell table:style-name="ce2" office:value-type="float" office:value="0.5" calcext:value-type="float">
            <text:p>0,5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A-I</text:p>
          </table:table-cell>
          <table:table-cell/>
          <table:table-cell table:number-matrix-columns-spanned="3" table:number-matrix-rows-spanned="3" table:formula="of:=[.D11:.F13]-[.D18:.F20]" office:value-type="float" office:value="-0.75" calcext:value-type="float">
            <text:p>-0,75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-0.666666666666667" calcext:value-type="float">
            <text:p>-0,666666666666667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-0.75" calcext:value-type="float">
            <text:p>-0,75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Añadimos fila x+y+z=1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25:.F27]" office:value-type="float" office:value="-0.75" calcext:value-type="float">
            <text:p>-0,75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-0.666666666666667" calcext:value-type="float">
            <text:p>-0,666666666666667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-0.75" calcext:value-type="float">
            <text:p>-0,75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Obtenemos menor 3x3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33:.F35]" office:value-type="float" office:value="0.25" calcext:value-type="float">
            <text:p>0,25</text:p>
          </table:table-cell>
          <table:table-cell office:value-type="float" office:value="-0.666666666666667" calcext:value-type="float">
            <text:p>-0,666666666666667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-0.75" calcext:value-type="float">
            <text:p>-0,7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Det =</text:p>
          </table:table-cell>
          <table:table-cell table:formula="of:=MDETERM([.D38:.F40])" office:value-type="float" office:value="1.14583333333333" calcext:value-type="float">
            <text:p>1,14583333333333</text:p>
          </table:table-cell>
          <table:table-cell office:value-type="string" calcext:value-type="string">
            <text:p>!= 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(A-I)'^-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number-columns-repeated="3"/>
          <table:table-cell table:number-matrix-columns-spanned="3" table:number-matrix-rows-spanned="3" table:formula="of:=MINVERSE([.D38:.F40])" office:value-type="float" office:value="0.945454545454545" calcext:value-type="float">
            <text:p>0,945454545454545</text:p>
          </table:table-cell>
          <table:table-cell office:value-type="float" office:value="0.8" calcext:value-type="float">
            <text:p>0,8</text:p>
          </table:table-cell>
          <table:table-cell office:value-type="float" office:value="0.363636363636364" calcext:value-type="float">
            <text:p>0,36363636363636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1.09090909090909" calcext:value-type="float">
            <text:p>-1,09090909090909</text:p>
          </table:table-cell>
          <table:table-cell office:value-type="float" office:value="-0" calcext:value-type="float">
            <text:p>0</text:p>
          </table:table-cell>
          <table:table-cell office:value-type="float" office:value="0.272727272727273" calcext:value-type="float">
            <text:p>0,27272727272727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.145454545454545" calcext:value-type="float">
            <text:p>0,145454545454545</text:p>
          </table:table-cell>
          <table:table-cell office:value-type="float" office:value="-0.8" calcext:value-type="float">
            <text:p>-0,8</text:p>
          </table:table-cell>
          <table:table-cell office:value-type="float" office:value="0.363636363636364" calcext:value-type="float">
            <text:p>0,3636363636363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x= (A-I)’ ^-1 *b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1" table:number-matrix-rows-spanned="3" table:formula="of:=MMULT([.D46:.F48];[.I46:.I48])" office:value-type="float" office:value="0.363636363636364" calcext:value-type="float">
            <text:p>0,363636363636364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272727272727273" calcext:value-type="float">
            <text:p>0,27272727272727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363636363636364" calcext:value-type="float">
            <text:p>0,363636363636364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Total Ratas=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table:number-matrix-columns-spanned="1" table:number-matrix-rows-spanned="3" table:formula="of:=[.D53:.D55]*100" office:value-type="float" office:value="36.3636363636364" calcext:value-type="float">
            <text:p>36,3636363636364</text:p>
          </table:table-cell>
          <table:table-cell office:value-type="string" calcext:value-type="string">
            <text:p>% de las ratas quedarán en la sala 1.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matrix-columns-spanned="1" table:number-matrix-rows-spanned="3" table:formula="of:=[.D53:.D55]*[.C59]" office:value-type="float" office:value="32" calcext:value-type="float">
            <text:p>32</text:p>
          </table:table-cell>
          <table:table-cell office:value-type="string" calcext:value-type="string">
            <text:p>ratas</text:p>
          </table:table-cell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27.2727272727273" calcext:value-type="float">
            <text:p>27,2727272727273</text:p>
          </table:table-cell>
          <table:table-cell office:value-type="string" calcext:value-type="string">
            <text:p>% de las ratas quedarán en la sala 2.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tas</text:p>
          </table:table-cell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36.3636363636364" calcext:value-type="float">
            <text:p>36,3636363636364</text:p>
          </table:table-cell>
          <table:table-cell office:value-type="string" calcext:value-type="string">
            <text:p>% de las ratas quedarán en la sala 3.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t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59:29.443678515</meta:creation-date>
    <dc:date>2023-05-21T20:04:51.171101671</dc:date>
    <meta:editing-duration>PT31M58S</meta:editing-duration>
    <meta:editing-cycles>7</meta:editing-cycles>
    <meta:generator>LibreOffice/7.3.7.2$Linux_X86_64 LibreOffice_project/30$Build-2</meta:generator>
    <meta:document-statistic meta:table-count="1" meta:cell-count="101" meta:object-count="0"/>
  </office:meta>
</office:document-meta>
</file>